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43cm"/>
    </style:style>
    <style:style style:name="co2" style:family="table-column">
      <style:table-column-properties fo:break-before="auto" style:column-width="9.4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48cm" fo:break-before="auto" style:use-optimal-row-height="true"/>
    </style:style>
    <style:style style:name="ro2" style:family="table-row">
      <style:table-row-properties style:row-height="1.78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52cm" fo:break-before="auto" style:use-optimal-row-height="true"/>
    </style:style>
    <style:style style:name="ro5" style:family="table-row">
      <style:table-row-properties style:row-height="4.9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font-name="Liberation Serif" style:font-name-asian="Segoe UI" style:font-name-complex="Tahoma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4" office:value-type="string" calcext:value-type="string">
            <text:p>Fonctionnalité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Si API alors route</text:p>
          </table:table-cell>
          <table:table-cell table:number-columns-repeated="1021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Cette fonctionnalité permet de récupérer l’intégralité des films présents dans la base de données</text:p>
          </table:table-cell>
          <table:table-cell table:style-name="ce15" office:value-type="string" calcext:value-type="string">
            <text:p>/movies</text:p>
          </table:table-cell>
          <table:table-cell table:number-columns-repeated="102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Cette fonctionnalité permet de récupérer l’intégralité des acteurs présents dans la base de données</text:p>
          </table:table-cell>
          <table:table-cell table:style-name="ce2" office:value-type="string" calcext:value-type="string">
            <text:p>/actors</text:p>
          </table:table-cell>
          <table:table-cell table:number-columns-repeated="1021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Connexion et renvoie un token</text:p>
          </table:table-cell>
          <table:table-cell table:style-name="ce13" office:value-type="string" calcext:value-type="string">
            <text:p>/auth/login </text:p>
          </table:table-cell>
          <table:table-cell table:number-columns-repeated="1021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2" office:value-type="string" calcext:value-type="string">
            <text:p>Permet de se crée un compte</text:p>
          </table:table-cell>
          <table:table-cell table:style-name="ce12" office:value-type="string" calcext:value-type="string">
            <text:p>/auth/register </text:p>
          </table:table-cell>
          <table:table-cell table:number-columns-repeated="102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2" office:value-type="string" calcext:value-type="string">
            <text:p>Retourne une carte (acteur ou film) aléatoire</text:p>
            <text:p> Consomme de l'argent virtuel (coût d’un tirage) </text:p>
          </table:table-cell>
          <table:table-cell table:style-name="ce13" office:value-type="string" calcext:value-type="string">
            <text:p>/gacha/draw </text:p>
          </table:table-cell>
          <table:table-cell table:number-columns-repeated="1021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2" office:value-type="string" calcext:value-type="string">
            <text:p>Récupère l'argent</text:p>
          </table:table-cell>
          <table:table-cell table:style-name="ce12" office:value-type="string" calcext:value-type="string">
            <text:p>/progression/ </text:p>
          </table:table-cell>
          <table:table-cell table:number-columns-repeated="1021"/>
        </table:table-row>
        <table:table-row table:style-name="ro4">
          <table:table-cell table:style-name="ce5" office:value-type="float" office:value="7" calcext:value-type="float">
            <text:p>7</text:p>
          </table:table-cell>
          <table:table-cell table:style-name="ce13" office:value-type="string" calcext:value-type="string">
            <text:p>Récupère les cartes obtenues.</text:p>
          </table:table-cell>
          <table:table-cell table:style-name="ce2" office:value-type="string" calcext:value-type="string">
            <text:p>/progression/collection</text:p>
          </table:table-cell>
          <table:table-cell table:number-columns-repeated="1021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3" office:value-type="string" calcext:value-type="string">
            <text:p>Vérifie si l’acteur/film proposé est correct </text:p>
          </table:table-cell>
          <table:table-cell table:style-name="ce13" office:value-type="string" calcext:value-type="string">
            <text:p>/guess/check </text:p>
          </table:table-cell>
          <table:table-cell table:number-columns-repeated="1021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2" office:value-type="string" calcext:value-type="string">
            <text:p>Donne les infos du film</text:p>
          </table:table-cell>
          <table:table-cell table:style-name="ce12" office:value-type="string" calcext:value-type="string">
            <text:p>details/movie/:id </text:p>
          </table:table-cell>
          <table:table-cell table:number-columns-repeated="102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" office:value-type="string" calcext:value-type="string">
            <text:p>Donne les infos du de l’acteur</text:p>
          </table:table-cell>
          <table:table-cell table:style-name="ce12" office:value-type="string" calcext:value-type="string">
            <text:p>details/actor/:id </text:p>
          </table:table-cell>
          <table:table-cell table:number-columns-repeated="1021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2" office:value-type="string" calcext:value-type="string">
            <text:p>Permet de voir un graphe qui relie les acteurs et les films</text:p>
          </table:table-cell>
          <table:table-cell table:style-name="ce2" office:value-type="string" calcext:value-type="string">
            <text:p>/graph</text:p>
          </table:table-cell>
          <table:table-cell table:number-columns-repeated="1021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2" office:value-type="string" calcext:value-type="string">
            <text:p>Sauvegarde d’un deck (15 cartes choisies) </text:p>
          </table:table-cell>
          <table:table-cell table:style-name="ce12" office:value-type="string" calcext:value-type="string">
            <text:p>/decks/save </text:p>
          </table:table-cell>
          <table:table-cell table:number-columns-repeated="1021"/>
        </table:table-row>
        <table:table-row table:style-name="ro5">
          <table:table-cell table:style-name="ce5" office:value-type="float" office:value="13" calcext:value-type="float">
            <text:p>13</text:p>
          </table:table-cell>
          <table:table-cell table:style-name="ce12" office:value-type="string" calcext:value-type="string">
            <text:p>Combat multijoueur (Socket.IO) Construire un deck de 15 cartes (films et/ou acteurs), affronter un autre joueur en ligne et remporter des rounds en ayant les meilleures statistiques sur les cartes ! </text:p>
            <text:p>Deck de 15 cartes sélectionné par chaque joueur.</text:p>
            <text:p>Le jeu trouve un adversaire automatiquement (via Socket.IO).</text:p>
            <text:p>Le combat commence :</text:p>
            <text:p>Les deux decks sont mélangés.</text:p>
            <text:p>À chaque tour :</text:p>
            <text:p>Une statistique est choisie aléatoirement</text:p>
            <text:p>Les deux joueurs jouent la première carte de leur deck</text:p>
            <text:p>Celui qui a la meilleure valeur remporte les deux cartes</text:p>
            <text:p>Le combat continue jusqu’à ce qu’un joueur n’ait plus de cartes.</text:p>
            <text:p/>
          </table:table-cell>
          <table:table-cell table:style-name="ce2"/>
          <table:table-cell table:number-columns-repeated="1021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2" office:value-type="string" calcext:value-type="string">
            <text:p>Système de tirage aléatoire de 10 cartes, avec des rareté (commune, rare, épique et légendaire)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2" office:value-type="string" calcext:value-type="string">
            <text:p>Dévoilement de l’affiche du film quand on a découvert tout les acteurs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2" office:value-type="string" calcext:value-type="string">
            <text:p>Collection qui nous permet de voir les cartes qu’on a trier en ordre de rareté avec page dynamique pour les acteurs et les films </text:p>
          </table:table-cell>
          <table:table-cell table:style-name="ce2"/>
          <table:table-cell table:number-columns-repeated="1021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2"/>
          <table:table-cell table:style-name="ce2"/>
          <table:table-cell table:number-columns-repeated="1021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2" table:number-columns-repeated="2"/>
          <table:table-cell table:number-columns-repeated="1021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2" table:number-columns-repeated="2"/>
          <table:table-cell table:number-columns-repeated="1021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6T16:50:29.442418199</meta:creation-date>
    <meta:generator>LibreOffice/24.8.5.2$Windows_X86_64 LibreOffice_project/fddf2685c70b461e7832239a0162a77216259f22</meta:generator>
    <dc:date>2025-04-04T11:10:34.861000000</dc:date>
    <meta:editing-duration>PT19M41S</meta:editing-duration>
    <meta:editing-cycles>5</meta:editing-cycles>
    <meta:document-statistic meta:table-count="1" meta:cell-count="50" meta:object-count="0"/>
  </office:meta>
</office:document-meta>
</file>